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
      <style:paragraph-properties fo:margin-top="5.6cm" fo:margin-bottom="5.9cm" loext:contextual-spacing="false" fo:orphans="5" fo:widows="5" style:page-number="auto"/>
      <style:text-properties fo:language="fr" fo:country="FR" officeooo:rsid="00007c7c" officeooo:paragraph-rsid="00007c7c"/>
    </style:style>
    <style:style style:name="P2" style:family="paragraph" style:parent-style-name="Heading_20_2">
      <style:paragraph-properties fo:text-align="justify" style:justify-single-word="false" fo:orphans="5" fo:widows="5"/>
      <style:text-properties officeooo:rsid="0002b1d4" officeooo:paragraph-rsid="0002dc44"/>
    </style:style>
    <style:style style:name="P3" style:family="paragraph" style:parent-style-name="Heading_20_2">
      <style:paragraph-properties fo:text-align="justify" style:justify-single-word="false" fo:orphans="5" fo:widows="5"/>
    </style:style>
    <style:style style:name="P4" style:family="paragraph" style:parent-style-name="Heading_20_2">
      <style:paragraph-properties fo:text-align="justify" style:justify-single-word="false" fo:orphans="5" fo:widows="5"/>
      <style:text-properties officeooo:paragraph-rsid="0002dc44"/>
    </style:style>
    <style:style style:name="P5" style:family="paragraph" style:parent-style-name="Heading_20_2">
      <style:paragraph-properties fo:text-align="justify" style:justify-single-word="false" fo:orphans="5" fo:widows="5"/>
      <style:text-properties officeooo:paragraph-rsid="00119650"/>
    </style:style>
    <style:style style:name="P6" style:family="paragraph" style:parent-style-name="Heading_20_2">
      <style:paragraph-properties fo:text-align="justify" style:justify-single-word="false" fo:orphans="5" fo:widows="5"/>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P7" style:family="paragraph" style:parent-style-name="Heading_20_2">
      <style:paragraph-properties fo:text-align="justify" style:justify-single-word="false" fo:orphans="5" fo:widows="5"/>
      <style:text-properties fo:color="#2a6099" style:font-name="Liberation Serif" fo:font-size="18pt" fo:font-weight="bold" officeooo:paragraph-rsid="0002dc44" style:font-name-asian="NSimSun" style:font-size-asian="18pt" style:font-weight-asian="bold" style:font-name-complex="Arial" style:font-size-complex="18pt" style:font-weight-complex="bold"/>
    </style:style>
    <style:style style:name="P8" style:family="paragraph" style:parent-style-name="Heading_20_2">
      <style:paragraph-properties fo:text-align="justify" style:justify-single-word="false" fo:orphans="5" fo:widows="5"/>
      <style:text-properties fo:color="#2a6099" style:font-name="Liberation Serif" fo:font-size="18pt" fo:font-weight="bold" officeooo:paragraph-rsid="0009f561" style:font-name-asian="NSimSun" style:font-size-asian="18pt" style:font-weight-asian="bold" style:font-name-complex="Arial" style:font-size-complex="18pt" style:font-weight-complex="bold"/>
    </style:style>
    <style:style style:name="P9" style:family="paragraph" style:parent-style-name="Heading_20_2">
      <style:paragraph-properties fo:text-align="justify" style:justify-single-word="false" fo:orphans="5" fo:widows="5"/>
      <style:text-properties fo:color="#2a6099" style:font-name="Liberation Serif" fo:font-size="18pt" fo:font-weight="bold" officeooo:rsid="0002b1d4" officeooo:paragraph-rsid="000ae184" style:font-name-asian="NSimSun" style:font-size-asian="18pt" style:font-weight-asian="bold" style:font-name-complex="Arial" style:font-size-complex="18pt" style:font-weight-complex="bold"/>
    </style:style>
    <style:style style:name="P10" style:family="paragraph" style:parent-style-name="Heading_20_2">
      <style:paragraph-properties fo:text-align="justify" style:justify-single-word="false" fo:orphans="5" fo:widows="5"/>
      <style:text-properties fo:color="#2a6099" officeooo:paragraph-rsid="0002dc44"/>
    </style:style>
    <style:style style:name="P11" style:family="paragraph" style:parent-style-name="Heading_20_2">
      <style:paragraph-properties fo:orphans="5" fo:widows="5"/>
      <style:text-properties fo:color="#2a6099" officeooo:rsid="0024f025" officeooo:paragraph-rsid="0024f025"/>
    </style:style>
    <style:style style:name="P12" style:family="paragraph" style:parent-style-name="Heading_20_2">
      <style:paragraph-properties fo:text-align="justify" style:justify-single-word="false" fo:orphans="5" fo:widows="5"/>
      <style:text-properties style:use-window-font-color="true" officeooo:rsid="0021269c" officeooo:paragraph-rsid="0021269c"/>
    </style:style>
    <style:style style:name="P13" style:family="paragraph" style:parent-style-name="Heading_20_2">
      <style:paragraph-properties fo:orphans="5" fo:widows="5"/>
      <style:text-properties officeooo:paragraph-rsid="0009f561"/>
    </style:style>
    <style:style style:name="P14" style:family="paragraph" style:parent-style-name="Heading_20_2">
      <style:paragraph-properties fo:text-align="justify" style:justify-single-word="false" fo:orphans="5" fo:widows="5"/>
      <style:text-properties fo:color="#ff0000"/>
    </style:style>
    <style:style style:name="P15" style:family="paragraph" style:parent-style-name="Heading_20_2">
      <style:text-properties fo:color="#72bf44"/>
    </style:style>
    <style:style style:name="P16" style:family="paragraph" style:parent-style-name="Heading_20_2">
      <style:text-properties officeooo:rsid="0038a9c4" officeooo:paragraph-rsid="0038a9c4"/>
    </style:style>
    <style:style style:name="P17" style:family="paragraph" style:parent-style-name="Text_20_body">
      <style:paragraph-properties fo:text-align="justify" style:justify-single-word="false" fo:orphans="5" fo:widows="5"/>
      <style:text-properties fo:language="fr" fo:country="FR" officeooo:rsid="00007c7c" officeooo:paragraph-rsid="0002dc44"/>
    </style:style>
    <style:style style:name="P18" style:family="paragraph" style:parent-style-name="Text_20_body">
      <style:paragraph-properties fo:text-align="justify" style:justify-single-word="false" fo:orphans="5" fo:widows="5"/>
      <style:text-properties fo:language="fr" fo:country="FR" officeooo:rsid="00007c7c" officeooo:paragraph-rsid="000ae184"/>
    </style:style>
    <style:style style:name="P19" style:family="paragraph" style:parent-style-name="Text_20_body">
      <style:paragraph-properties fo:text-align="justify" style:justify-single-word="false" fo:orphans="5" fo:widows="5"/>
      <style:text-properties fo:language="fr" fo:country="FR" fo:font-style="italic" style:text-underline-style="none" officeooo:rsid="00007c7c" officeooo:paragraph-rsid="0002dc44" style:font-style-asian="italic" style:font-style-complex="italic"/>
    </style:style>
    <style:style style:name="P20" style:family="paragraph" style:parent-style-name="Text_20_body">
      <style:paragraph-properties fo:text-align="justify" style:justify-single-word="false" fo:orphans="5" fo:widows="5"/>
      <style:text-properties fo:language="fr" fo:country="FR" officeooo:rsid="00275dc1" officeooo:paragraph-rsid="00275dc1"/>
    </style:style>
    <style:style style:name="P21" style:family="paragraph" style:parent-style-name="Text_20_body">
      <style:paragraph-properties fo:text-align="justify" style:justify-single-word="false" fo:orphans="5" fo:widows="5"/>
      <style:text-properties fo:language="fr" fo:country="FR" officeooo:rsid="0035d64e" officeooo:paragraph-rsid="0035d64e"/>
    </style:style>
    <style:style style:name="P22" style:family="paragraph" style:parent-style-name="Text_20_body">
      <style:paragraph-properties fo:text-align="justify" style:justify-single-word="false" fo:orphans="5" fo:widows="5"/>
      <style:text-properties fo:font-size="10pt" fo:font-style="italic" style:text-underline-style="none" officeooo:rsid="00042bf9" officeooo:paragraph-rsid="00042bf9" style:font-size-asian="10pt" style:font-style-asian="italic" style:font-size-complex="10pt" style:font-style-complex="italic"/>
    </style:style>
    <style:style style:name="P23" style:family="paragraph" style:parent-style-name="Text_20_body">
      <style:paragraph-properties fo:text-align="justify" style:justify-single-word="false" fo:orphans="5" fo:widows="5"/>
      <style:text-properties officeooo:rsid="00007c7c" officeooo:paragraph-rsid="00007c7c"/>
    </style:style>
    <style:style style:name="P24" style:family="paragraph" style:parent-style-name="Text_20_body">
      <style:paragraph-properties fo:text-align="justify" style:justify-single-word="false" fo:orphans="5" fo:widows="5"/>
      <style:text-properties officeooo:rsid="00042bf9" officeooo:paragraph-rsid="00042bf9"/>
    </style:style>
    <style:style style:name="P25" style:family="paragraph" style:parent-style-name="Text_20_body">
      <style:text-properties fo:color="#000000"/>
    </style:style>
    <style:style style:name="P26" style:family="paragraph" style:parent-style-name="Text_20_body">
      <style:paragraph-properties fo:text-align="justify" style:justify-single-word="false" fo:orphans="5" fo:widows="5"/>
      <style:text-properties fo:color="#000000" fo:language="fr" fo:country="FR" officeooo:rsid="00007c7c" officeooo:paragraph-rsid="0002dc44"/>
    </style:style>
    <style:style style:name="P27" style:family="paragraph" style:parent-style-name="Text_20_body">
      <style:paragraph-properties fo:text-align="justify" style:justify-single-word="false" fo:orphans="5" fo:widows="5"/>
      <style:text-properties fo:color="#000000" fo:language="fr" fo:country="FR" officeooo:rsid="00007c7c" officeooo:paragraph-rsid="0024f025"/>
    </style:style>
    <style:style style:name="P28" style:family="paragraph" style:parent-style-name="Text_20_body">
      <style:paragraph-properties fo:orphans="5" fo:widows="5"/>
      <style:text-properties fo:color="#000000" fo:language="fr" fo:country="FR" officeooo:rsid="00007c7c" officeooo:paragraph-rsid="0009f561"/>
    </style:style>
    <style:style style:name="P29" style:family="paragraph" style:parent-style-name="Text_20_body">
      <style:paragraph-properties fo:orphans="5" fo:widows="5"/>
    </style:style>
    <style:style style:name="P30" style:family="paragraph" style:parent-style-name="Text_20_body">
      <style:paragraph-properties fo:orphans="5" fo:widows="5"/>
      <style:text-properties officeooo:paragraph-rsid="002c3e16"/>
    </style:style>
    <style:style style:name="P31" style:family="paragraph" style:parent-style-name="Text_20_body">
      <style:paragraph-properties fo:text-align="justify" style:justify-single-word="false" fo:orphans="5" fo:widows="5"/>
      <style:text-properties officeooo:paragraph-rsid="00136b0f"/>
    </style:style>
    <style:style style:name="P32" style:family="paragraph" style:parent-style-name="Text_20_body">
      <style:paragraph-properties fo:text-align="justify" style:justify-single-word="false" fo:orphans="5" fo:widows="5"/>
      <style:text-properties officeooo:paragraph-rsid="0002dc44"/>
    </style:style>
    <style:style style:name="P33" style:family="paragraph" style:parent-style-name="Text_20_body">
      <style:text-properties officeooo:rsid="0040930d" officeooo:paragraph-rsid="0040930d"/>
    </style:style>
    <style:style style:name="P34" style:family="paragraph" style:parent-style-name="Text_20_body">
      <style:paragraph-properties fo:orphans="5" fo:widows="5" fo:break-before="page"/>
      <style:text-properties officeooo:paragraph-rsid="002c3e16"/>
    </style:style>
    <style:style style:name="P35" style:family="paragraph" style:parent-style-name="Heading_20_1">
      <style:paragraph-properties fo:text-align="justify" style:justify-single-word="false" fo:orphans="5" fo:widows="5"/>
      <style:text-properties officeooo:rsid="00007c7c" officeooo:paragraph-rsid="00007c7c"/>
    </style:style>
    <style:style style:name="P36" style:family="paragraph" style:parent-style-name="Text_20_body">
      <style:paragraph-properties fo:text-align="justify" style:justify-single-word="false" fo:orphans="5" fo:widows="5"/>
      <style:text-properties fo:font-variant="normal" fo:text-transform="none" fo:color="#000000" style:font-name="Whitney" fo:font-size="12pt" fo:letter-spacing="normal" fo:language="fr" fo:country="FR" fo:font-style="normal" fo:font-weight="normal" officeooo:rsid="00007c7c" officeooo:paragraph-rsid="0002dc44"/>
    </style:style>
    <style:style style:name="P37" style:family="paragraph" style:parent-style-name="Text_20_body">
      <style:paragraph-properties fo:text-align="justify" style:justify-single-word="false" fo:orphans="5" fo:widows="5"/>
      <style:text-properties fo:font-variant="normal" fo:text-transform="none" fo:color="#000000" style:font-name="Whitney" fo:font-size="12pt" fo:letter-spacing="normal" fo:language="fr" fo:country="FR" fo:font-style="normal" fo:font-weight="normal" officeooo:rsid="00007c7c" officeooo:paragraph-rsid="0018d81e"/>
    </style:style>
    <style:style style:name="P38" style:family="paragraph" style:parent-style-name="Text_20_body">
      <style:paragraph-properties fo:text-align="justify" style:justify-single-word="false" fo:orphans="5" fo:widows="5"/>
      <style:text-properties fo:font-variant="normal" fo:text-transform="none" fo:color="#000000" style:font-name="Whitney" fo:font-size="12pt" fo:letter-spacing="normal" fo:language="fr" fo:country="FR" fo:font-style="normal" fo:font-weight="normal" officeooo:rsid="00007c7c" officeooo:paragraph-rsid="000ae184"/>
    </style:style>
    <style:style style:name="P39" style:family="paragraph" style:parent-style-name="Text_20_body">
      <style:paragraph-properties fo:text-align="justify" style:justify-single-word="false" fo:orphans="5" fo:widows="5"/>
      <style:text-properties fo:font-variant="normal" fo:text-transform="none" fo:color="#000000" style:font-name="Whitney" fo:font-size="12pt" fo:letter-spacing="normal" fo:language="fr" fo:country="FR" fo:font-style="normal" fo:font-weight="normal" officeooo:rsid="00007c7c" officeooo:paragraph-rsid="00294e80"/>
    </style:style>
    <style:style style:name="P40" style:family="paragraph" style:parent-style-name="Text_20_body">
      <style:paragraph-properties fo:orphans="5" fo:widows="5"/>
      <style:text-properties fo:font-variant="normal" fo:text-transform="none" fo:color="#000000" style:font-name="Whitney" fo:font-size="12pt" fo:letter-spacing="normal" fo:language="fr" fo:country="FR" fo:font-style="normal" fo:font-weight="normal" officeooo:rsid="00007c7c" officeooo:paragraph-rsid="0009f561"/>
    </style:style>
    <style:style style:name="P41" style:family="paragraph" style:parent-style-name="Text_20_body">
      <style:paragraph-properties fo:text-align="justify" style:justify-single-word="false" fo:orphans="5" fo:widows="5"/>
      <style:text-properties fo:font-variant="normal" fo:text-transform="none" fo:color="#000000" style:font-name="Whitney" fo:font-size="12pt" fo:letter-spacing="normal" fo:language="fr" fo:country="FR" fo:font-style="normal" fo:font-weight="normal" officeooo:rsid="0027db84" officeooo:paragraph-rsid="0027db84"/>
    </style:style>
    <style:style style:name="P42" style:family="paragraph" style:parent-style-name="Text_20_body">
      <style:text-properties fo:font-variant="normal" fo:text-transform="none" fo:color="#000000" style:font-name="Whitney" fo:font-size="12pt" fo:letter-spacing="normal" fo:font-style="normal" fo:font-weight="normal" officeooo:rsid="0038a9c4" officeooo:paragraph-rsid="0038a9c4"/>
    </style:style>
    <style:style style:name="P43" style:family="paragraph" style:parent-style-name="Text_20_body">
      <style:paragraph-properties fo:orphans="5" fo:widows="5"/>
      <style:text-properties fo:color="#000000" style:font-name="Liberation Serif" fo:font-size="18pt" fo:font-style="italic" fo:font-weight="bold" officeooo:rsid="0009f561" officeooo:paragraph-rsid="002c3e16" style:font-name-asian="NSimSun" style:font-size-asian="18pt" style:font-style-asian="italic" style:font-weight-asian="bold" style:font-name-complex="Arial" style:font-size-complex="18pt" style:font-style-complex="italic" style:font-weight-complex="bold"/>
    </style:style>
    <style:style style:name="P44" style:family="paragraph" style:parent-style-name="Text_20_body">
      <style:paragraph-properties fo:text-align="justify" style:justify-single-word="false" fo:orphans="5" fo:widows="5"/>
      <style:text-properties fo:language="fr" fo:country="FR" officeooo:rsid="001e62f3" officeooo:paragraph-rsid="001e62f3"/>
    </style:style>
    <style:style style:name="P45" style:family="paragraph" style:parent-style-name="Text_20_body">
      <style:paragraph-properties fo:text-align="justify" style:justify-single-word="false" fo:orphans="5" fo:widows="5"/>
      <style:text-properties fo:language="fr" fo:country="FR" officeooo:rsid="002592f8" officeooo:paragraph-rsid="002592f8"/>
    </style:style>
    <style:style style:name="T1" style:family="text">
      <style:text-properties officeooo:rsid="0001fef5"/>
    </style:style>
    <style:style style:name="T2" style:family="text">
      <style:text-properties officeooo:rsid="0002b1d4"/>
    </style:style>
    <style:style style:name="T3" style:family="text">
      <style:text-properties officeooo:rsid="0002dc44"/>
    </style:style>
    <style:style style:name="T4" style:family="text">
      <style:text-properties fo:color="#2a6099"/>
    </style:style>
    <style:style style:name="T5" style:family="text">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T6" style:family="text">
      <style:text-properties fo:color="#2a6099" style:font-name="Liberation Serif" fo:font-size="18pt" fo:font-weight="bold" officeooo:rsid="0002dc44" style:font-name-asian="NSimSun" style:font-size-asian="18pt" style:font-weight-asian="bold" style:font-name-complex="Arial" style:font-size-complex="18pt" style:font-weight-complex="bold"/>
    </style:style>
    <style:style style:name="T7" style:family="text">
      <style:text-properties fo:color="#2a6099" style:font-name="Liberation Serif" fo:font-size="18pt" fo:font-weight="bold" officeooo:rsid="0001fef5" style:font-name-asian="NSimSun" style:font-size-asian="18pt" style:font-weight-asian="bold" style:font-name-complex="Arial" style:font-size-complex="18pt" style:font-weight-complex="bold"/>
    </style:style>
    <style:style style:name="T8" style:family="text">
      <style:text-properties fo:color="#2a6099" style:font-name="Liberation Serif" fo:font-size="18pt" fo:font-weight="bold" officeooo:rsid="0009f561" style:font-name-asian="NSimSun" style:font-size-asian="18pt" style:font-weight-asian="bold" style:font-name-complex="Arial" style:font-size-complex="18pt" style:font-weight-complex="bold"/>
    </style:style>
    <style:style style:name="T9" style:family="text">
      <style:text-properties fo:color="#2a6099" officeooo:rsid="0001fef5"/>
    </style:style>
    <style:style style:name="T10" style:family="text">
      <style:text-properties fo:color="#2a6099" officeooo:rsid="002f19ce"/>
    </style:style>
    <style:style style:name="T11" style:family="text">
      <style:text-properties style:use-window-font-color="true"/>
    </style:style>
    <style:style style:name="T12" style:family="text">
      <style:text-properties style:use-window-font-color="true" style:font-name="Liberation Serif" fo:font-size="18pt" fo:font-weight="bold" style:font-name-asian="NSimSun" style:font-size-asian="18pt" style:font-weight-asian="bold" style:font-name-complex="Arial" style:font-size-complex="18pt" style:font-weight-complex="bold"/>
    </style:style>
    <style:style style:name="T13" style:family="text">
      <style:text-properties style:use-window-font-color="true" style:font-name="Liberation Serif" fo:font-size="18pt" fo:font-weight="bold" officeooo:rsid="0001fef5" style:font-name-asian="NSimSun" style:font-size-asian="18pt" style:font-weight-asian="bold" style:font-name-complex="Arial" style:font-size-complex="18pt" style:font-weight-complex="bold"/>
    </style:style>
    <style:style style:name="T14" style:family="text">
      <style:text-properties style:use-window-font-color="true" style:font-name="Liberation Serif" fo:font-size="18pt" fo:font-weight="bold" officeooo:rsid="0002b1d4" style:font-name-asian="NSimSun" style:font-size-asian="18pt" style:font-weight-asian="bold" style:font-name-complex="Arial" style:font-size-complex="18pt" style:font-weight-complex="bold"/>
    </style:style>
    <style:style style:name="T15" style:family="text">
      <style:text-properties style:use-window-font-color="true" officeooo:rsid="0001fef5"/>
    </style:style>
    <style:style style:name="T16" style:family="text">
      <style:text-properties officeooo:rsid="00042bf9"/>
    </style:style>
    <style:style style:name="T17" style:family="text">
      <style:text-properties officeooo:rsid="0005d0a4"/>
    </style:style>
    <style:style style:name="T18" style:family="text">
      <style:text-properties officeooo:rsid="0009f561"/>
    </style:style>
    <style:style style:name="T19" style:family="text">
      <style:text-properties fo:font-style="italic" style:font-style-asian="italic" style:font-style-complex="italic"/>
    </style:style>
    <style:style style:name="T20" style:family="text">
      <style:text-properties fo:font-style="italic" officeooo:rsid="0009f561" style:font-style-asian="italic" style:font-style-complex="italic"/>
    </style:style>
    <style:style style:name="T21" style:family="text">
      <style:text-properties fo:font-variant="normal" fo:text-transform="none" style:font-name="Whitney" fo:font-size="12pt" fo:letter-spacing="normal" fo:font-style="normal" fo:font-weight="normal"/>
    </style:style>
    <style:style style:name="T22" style:family="text">
      <style:text-properties fo:font-variant="normal" fo:text-transform="none" style:font-name="Whitney" fo:font-size="12pt" fo:letter-spacing="normal" fo:font-style="normal" fo:font-weight="normal" officeooo:rsid="00203e58"/>
    </style:style>
    <style:style style:name="T23" style:family="text">
      <style:text-properties fo:font-variant="normal" fo:text-transform="none" style:font-name="Whitney" fo:font-size="12pt" fo:letter-spacing="normal" fo:font-style="normal" fo:font-weight="normal" officeooo:rsid="0024f025"/>
    </style:style>
    <style:style style:name="T24" style:family="text">
      <style:text-properties fo:font-variant="normal" fo:text-transform="none" style:font-name="Whitney" fo:font-size="12pt" fo:letter-spacing="normal" fo:font-style="normal" fo:font-weight="normal" officeooo:rsid="003ea7e6"/>
    </style:style>
    <style:style style:name="T25" style:family="text">
      <style:text-properties fo:font-variant="normal" fo:text-transform="none" style:font-name="Whitney" fo:font-size="12pt" fo:letter-spacing="normal" fo:font-style="normal" fo:font-weight="normal" officeooo:rsid="0041ba59"/>
    </style:style>
    <style:style style:name="T26" style:family="text">
      <style:text-properties fo:font-variant="normal" fo:text-transform="none" fo:color="#000000" style:font-name="Whitney" fo:font-size="12pt" fo:letter-spacing="normal" fo:language="fr" fo:country="FR" fo:font-style="normal" fo:font-weight="normal" officeooo:rsid="00007c7c"/>
    </style:style>
    <style:style style:name="T27" style:family="text">
      <style:text-properties fo:font-variant="normal" fo:text-transform="none" fo:color="#000000" style:font-name="Whitney" fo:font-size="12pt" fo:letter-spacing="normal" fo:language="fr" fo:country="FR" fo:font-style="normal" fo:font-weight="normal" officeooo:rsid="00136b0f"/>
    </style:style>
    <style:style style:name="T28" style:family="text">
      <style:text-properties fo:font-variant="normal" fo:text-transform="none" fo:color="#000000" style:font-name="Whitney" fo:font-size="12pt" fo:letter-spacing="normal" fo:font-style="normal" fo:font-weight="normal"/>
    </style:style>
    <style:style style:name="T29" style:family="text">
      <style:text-properties fo:font-variant="normal" fo:text-transform="none" fo:color="#000000" style:font-name="Whitney" fo:font-size="12pt" fo:letter-spacing="normal" fo:font-style="normal" fo:font-weight="normal" officeooo:rsid="0009f561" style:font-style-asian="italic" style:font-style-complex="italic"/>
    </style:style>
    <style:style style:name="T30" style:family="text">
      <style:text-properties fo:color="#000000"/>
    </style:style>
    <style:style style:name="T31" style:family="text">
      <style:text-properties fo:color="#000000" fo:font-style="italic" officeooo:rsid="0009f561" style:font-style-asian="italic" style:font-style-complex="italic"/>
    </style:style>
    <style:style style:name="T32" style:family="text">
      <style:text-properties officeooo:rsid="0018533d"/>
    </style:style>
    <style:style style:name="T33" style:family="text">
      <style:text-properties officeooo:rsid="00225ab3"/>
    </style:style>
    <style:style style:name="T34" style:family="text">
      <style:text-properties officeooo:rsid="0033b86f"/>
    </style:style>
    <style:style style:name="T35" style:family="text">
      <style:text-properties officeooo:rsid="004098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entretien</text:p>
      <text:h text:style-name="P35" text:outline-level="1"><text:bookmark-start text:name="__RefHeading___Toc110_2251170917"/>Intro<text:bookmark-end text:name="__RefHeading___Toc110_2251170917"/></text:h>
      <text:p text:style-name="P22">Petit texte afin de mettre à l’aise le correspondant et de lui présenter le <text:span text:style-name="T17">projet</text:span>.</text:p>
      <text:p text:style-name="P23"><text:span text:style-name="T16">On est un groupe d’</text:span>étudiants en Informatique à l’IUT de Saint-Dié-des-Vosges et nous comptons réaliser une petite application mobile afin d’écouter et de visualiser de la musique. Le but est donc de développer une application Android qui affichera des formes 2D et 3D au fur et à mesures que la musique avance et que le timbre augmente, par exemple.</text:p>
      <text:p text:style-name="P24">On a donc réalisé un petit guide d’entretien afin d’avoir une ligne directrice si besoin et de réunir toutes questions qui nous semblaient importantes pour le sujet de notre étude. Je vous préviens de suite, certaines questions peuvent vous semblez quelque peu redondantes. On a choisit, ici, de séparer au maximum les différents aspects des questions pour essayer de cibler le sujet. Par contre libre à vous de développer vos questions et même de divaguer un peu si vous pensez que c’est intéressant. Je doute que nos questions couvrent l’intégralité du sujet.</text:p>
      <text:p text:style-name="P24">Avant de commencer, j’aimerai vous demandez si je peux enregistrer l’entretien. Ça m’avancerai beaucoup dans le travail de synthèse qui vient ensuite. Dans tous les cas, le fichier audio sera transmit uniquement à notre professeur en charge de nous cadrer dans notre projet et mon groupe et moi l’utiliseront dans le seul but de faire une synthèse. Dès que le projet est fini, nous supprimerons le fichier.</text:p>
      <text:p text:style-name="P24"><text:soft-page-break/>Donc première question :</text:p>
      <text:h text:style-name="P3" text:outline-level="2"><text:bookmark-start text:name="__RefHeading___Toc114_2251170917"/><text:span text:style-name="T11">Pouvez-vous vous présentez ?</text:span> <text:bookmark-end text:name="__RefHeading___Toc114_2251170917"/></text:h>
      <text:p text:style-name="P19">(Nom, prénom, age, emploie, <text:span text:style-name="T1">style de </text:span>musique écoutée, <text:span text:style-name="T32">lieu habitation région exemple</text:span>…)</text:p>
      <text:p text:style-name="P36">Je m'appelle Florian Muylaert et j'ai 22 ans. Je suis actuellement étudiant en programmation orientation automatisation. Mes styles de musiques sont très divers et variés, allant de la musique classique à de l'electro par exemple. </text:p>
      <text:h text:style-name="P10" text:outline-level="2"><text:bookmark-start text:name="__RefHeading___Toc116_2251170917"/>Écout<text:span text:style-name="T1">ez-vous</text:span> souvent de la musique?<text:bookmark-end text:name="__RefHeading___Toc116_2251170917"/></text:h>
      <text:p text:style-name="P36">Quotidiennement. Que ce soit pour aller promener mon chien ou dans les transports en commun pour aller et revenir des cours. J'en écoute aussi comme musique de fond lorsque je suis sur mon ordinateur. </text:p>
      <text:h text:style-name="P7" text:outline-level="2"><text:bookmark-start text:name="__RefHeading___Toc118_2251170917"/><text:span text:style-name="T3">A</text:span> quel fréquence ?<text:bookmark-end text:name="__RefHeading___Toc118_2251170917"/></text:h>
      <text:p text:style-name="P37">4 à 5 par jours, presque tous les jours.</text:p>
      <text:h text:style-name="P5" text:outline-level="2"><text:span text:style-name="T5">Pourquoi ?</text:span> <text:s/></text:h>
      <text:p text:style-name="P38">Parce qu'elle me permet de m'évader de notre réalité, de me détendre lors des situations compliquées ou tendues, et aussi lorsque je cherche l'inspiration pour écrire. Ces dernières (surtout celles sans paroles en fait) peuvent faire vivre leur chanson en insufflant des sentiments à ceux qui l'écoutent. Du moins c'est ce que je ressens. </text:p>
      <text:h text:style-name="P15" text:outline-level="2">Qu’écrivez-vous ?</text:h>
      <text:p text:style-name="P31"><text:span text:style-name="T27">Principalement des nouvelles qui ne durent que quelques minutes à lire. J'ai récemment été inspiré pour un texte traitant de l'adultère mais les thèmes d'un texte à l'autre sont très variés. </text:span><text:span text:style-name="T28">je les partage. Que ce soit sur un serveur discord comme sur un site d'écrivains amateurs </text:span></text:p>
      <text:h text:style-name="P9" text:outline-level="2"><text:bookmark-start text:name="__RefHeading___Toc124_22511709171"/>Aimez-vous cela ?<text:bookmark-end text:name="__RefHeading___Toc124_22511709171"/></text:h>
      <text:p text:style-name="P18"/>
      <text:h text:style-name="P4" text:outline-level="2"><text:bookmark-start text:name="__RefHeading___Toc120_2251170917"/><text:span text:style-name="T1">Regardez-vous</text:span><text:span text:style-name="T15"> </text:span><text:span text:style-name="T11">de la musi</text:span>que ?<text:bookmark-end text:name="__RefHeading___Toc120_2251170917"/></text:h>
      <text:p text:style-name="P44"><text:span text:style-name="T28">Non. Quand j'écoute de la musique c'est parce que je fais autre chose à côté en même temps. J'ai déjà vu ce système mais très peu Pour ce qui est de la musique 3D, donc le son va d'un écouteur à l'autre, j'ai essayé aussi mais ce n'est pas non plus mon style</text:span><text:span text:style-name="T30"> </text:span></text:p>
      <text:h text:style-name="P2" text:outline-level="2"><text:bookmark-start text:name="__RefHeading___Toc124_2251170917"/><text:soft-page-break/>Aimez-vous cela ?<text:bookmark-end text:name="__RefHeading___Toc124_2251170917"/></text:h>
      <text:p text:style-name="P20">Non</text:p>
      <text:h text:style-name="P6" text:outline-level="2"><text:bookmark-start text:name="__RefHeading___Toc126_2251170917"/>Quand vous écoutez de la musique sur votre téléphone par exemple, regardez-vous la vidéo s'il y en a une ?<text:bookmark-end text:name="__RefHeading___Toc126_2251170917"/></text:h>
      <text:p text:style-name="P36">Pas tout le temps mais oui. Je trouve certains clips intéressant comme "Animals" de Maroon 5.</text:p>
      <text:h text:style-name="P6" text:outline-level="2"><text:bookmark-start text:name="__RefHeading___Toc128_2251170917"/>Pourquoi ?<text:bookmark-end text:name="__RefHeading___Toc128_2251170917"/></text:h>
      <text:p text:style-name="P26"><text:span text:style-name="T21">Je ne saurais l'expliquer. C'est juste que, lorsque j'entends cette chanson, je mets toujours le clip avec, parfois même malgré moi</text:span> </text:p>
      <text:h text:style-name="P4" text:outline-level="2"><text:bookmark-start text:name="__RefHeading___Toc130_2251170917"/>Quel logiciel utilisez-vous, pour écouter de la musique ?<text:bookmark-end text:name="__RefHeading___Toc130_2251170917"/></text:h>
      <text:p text:style-name="P39">Aucun logiciel si ce n'est l'application basique sur mon téléphone, Google play music</text:p>
      <text:h text:style-name="P2" text:outline-level="2"><text:bookmark-start text:name="__RefHeading___Toc132_2251170917"/>Depuis combien de temps ?<text:bookmark-end text:name="__RefHeading___Toc132_2251170917"/></text:h>
      <text:p text:style-name="P36">5 ans ? Peut-être 6 ? Je ne sais plus exactement. Elle était par défaut sur le premier smartphone que j'ai eu et ainsi de suite pour les autres depuis.</text:p>
      <text:h text:style-name="P13" text:outline-level="2"><text:span text:style-name="T18">D</text:span>ans quel condition u<text:span text:style-name="T18">tilisez-vous ce logiciel </text:span>?</text:h>
      <text:p text:style-name="P29"><text:span text:style-name="T19">(Train, bus, chez soi ... </text:span><text:span text:style-name="T20">)</text:span></text:p>
      <text:p text:style-name="P30"><text:span text:style-name="T29">En transport en commun pour aller et revenir des cours (quand je suis seul en tout cas). Et lorsque je vais promener ma chienne</text:span><text:span text:style-name="T31"> .</text:span></text:p>
      <text:p text:style-name="P43"/>
      <text:p text:style-name="P34"><text:span text:style-name="T12">Pensez-vous que </text:span><text:span text:style-name="T14">le</text:span><text:span text:style-name="T12"> logiciel que vous utilisez peut être améliorer ?</text:span></text:p>
      <text:p text:style-name="P26"><text:span text:style-name="T21">Un système de relief pour le visuel. Jusqu'à présent, les vidéos montraient des intensités qui variaient en fonction de la musique mais ça restait du 2D donc pas spécialement intéressant. En reprenant le principe de la 3D sur l'image, on pourr</text:span><text:span text:style-name="T22">a</text:span><text:span text:style-name="T21">it créer un système en relief qui capterait l'attention de la personne qui la regarde. Pour ce qui est de l'écoute, je ne vois pas comment l'améliorer ^^'</text:span> </text:p>
      <text:h text:style-name="P12" text:outline-level="2"><text:bookmark-start text:name="__RefHeading___Toc136_2251170917"/>Si, le son ne ser<text:span text:style-name="T33">ai</text:span>t pu faible comme il vous dérange ? <text:bookmark-end text:name="__RefHeading___Toc136_2251170917"/></text:h>
      <text:p text:style-name="P26"><text:span text:style-name="T21">On perdrait le principe de la 3D à ce moment-là. Le son serait d'une oreille à l'autre avec un changement brute et ça donnerait mal à la tête en plus de couper l'impression de déplacement</text:span> </text:p>
      <text:h text:style-name="P11" text:outline-level="2">Connaissez-vous une application qui visualise la musique ?</text:h>
      <text:p text:style-name="P40">Non. J'ai vu à quoi ça ressembler avec certaines chansons via Youtube mais sans plus.</text:p>
      <text:h text:style-name="P8" text:outline-level="2"><text:bookmark-start text:name="__RefHeading___Toc138_2251170917"/>Pourquoi ?<text:bookmark-end text:name="__RefHeading___Toc138_2251170917"/></text:h>
      <text:p text:style-name="P27"><text:span text:style-name="T23">J</text:span><text:span text:style-name="T21">e ne m'y intéresse pas.</text:span></text:p>
      <text:h text:style-name="P8" text:outline-level="2">Utilisez-vous une application qui permet de visualiser de la musique ? </text:h>
      <text:p text:style-name="P41">Non.</text:p>
      <text:h text:style-name="Heading_20_2" text:outline-level="2">Pourriez-vous changer d’application, si vous en trouvez une meilleure ?</text:h>
      <text:p text:style-name="P45"><text:span text:style-name="T28">Si je trouve une meilleure application, bien sûr que je changerais. Mais seulement, celle que j'utilise possède ce que je recherche donc je n'en vois pas vraiment l'intérêt.</text:span></text:p>
      <text:h text:style-name="P3" text:outline-level="2"><text:bookmark-start text:name="__RefHeading___Toc148_2251170917"/>Pourr<text:span text:style-name="T1">i</text:span>ez-vous, utiliser un logiciel qui <text:span text:style-name="T1">permet de </text:span>visualise<text:span text:style-name="T1">r</text:span> de la musique ? <text:bookmark-end text:name="__RefHeading___Toc148_2251170917"/></text:h>
      <text:p text:style-name="P36">Je pourrais mais ce n'est pas du tout mon style.</text:p>
      <text:h text:style-name="P6" text:outline-level="2"><text:bookmark-start text:name="__RefHeading___Toc150_2251170917"/><text:soft-page-break/>Seriez-vous intéressé par une application qui permet de visualiser de la musique ?<text:bookmark-end text:name="__RefHeading___Toc150_2251170917"/></text:h>
      <text:p text:style-name="P26"><text:span text:style-name="T21">Tout dépend le système qu'il propose. Si ce dernier est innovateur, différent de ce qui a déjà été fait, peut-être.</text:span> </text:p>
      <text:h text:style-name="P4" text:outline-level="2"><text:bookmark-start text:name="__RefHeading___Toc152_2251170917"/>Quels sont les critères important<text:span text:style-name="T1">s</text:span> lorsque vous choisissez un logiciel pour écoute<text:span text:style-name="T1">r de la musique ? </text:span><text:bookmark-end text:name="__RefHeading___Toc152_2251170917"/></text:h>
      <text:p text:style-name="P36">Que je puisse ordonner mes musiques comme je l'entends pour prévoir un peu mon flux de pensées et les humeurs que je vivrai à tel ou tel moment.</text:p>
      <text:h text:style-name="P4" text:outline-level="2"><text:bookmark-start text:name="__RefHeading___Toc175_2251170917"/><text:span text:style-name="T9">Quels </text:span><text:span text:style-name="T10">seraient</text:span><text:span text:style-name="T9"> les critères importants lorsque vous choisissez un logiciel pour v</text:span><text:span text:style-name="T4">isualise</text:span><text:span text:style-name="T9">r</text:span><text:span text:style-name="T4"> </text:span><text:span text:style-name="T9">de</text:span><text:span text:style-name="T4"> la musique ?</text:span> <text:bookmark-end text:name="__RefHeading___Toc175_2251170917"/></text:h>
      <text:p text:style-name="P32"><text:span text:style-name="T26">Le rendu graphique je dirais. Visualiser la musique, d'accord. Mais si ce n'est pas intéressant, non merci. </text:span><text:span text:style-name="T28">Certains utilisent une sphère qui change de couleur ou d'où certaines piques sortent et s'allongent en fonction de la musique. Ce genre de choses ne m'intéresse tout simplement pas. </text:span></text:p>
      <text:h text:style-name="P4" text:outline-level="2"><text:bookmark-start text:name="__RefHeading___Toc154_22511709171"/><text:span text:style-name="T12">Pourquoi utilisez-vous principalement YouTube pour écouter une </text:span><text:span text:style-name="T13">musique</text:span><text:span text:style-name="T12"> ?</text:span> <text:bookmark-end text:name="__RefHeading___Toc154_22511709171"/></text:h>
      <text:p text:style-name="P26"><text:span text:style-name="T21">Parce que je passe pas mal de temps sur mon ordinateur pour mes études, que les chansons s'y </text:span><text:span text:style-name="T25">enchaînent</text:span><text:span text:style-name="T21"> avec une large variété de possibilités tout en restant dans mes goûts, mais aussi car c'est plus simple pour moi de modifier le style de chansons que j'écoute. Ou encore, lorsque je fais un break, je quitte la chanson pour m'orienter directement vers une vidéo divertissante</text:span> </text:p>
      <text:h text:style-name="P3" text:outline-level="2"><text:bookmark-start text:name="__RefHeading___Toc154_2251170917"/><text:span text:style-name="T5">Pourquoi utilisez-vous principalement YouTube pour </text:span><text:span text:style-name="T6">r</text:span><text:span text:style-name="T5">egardez une </text:span><text:span text:style-name="T7">musique</text:span><text:span text:style-name="T5"> ?</text:span> <text:bookmark-end text:name="__RefHeading___Toc154_2251170917"/></text:h>
      <text:p text:style-name="P36">C'est là que j'ai découvert le principe. Mais je n'en ai plus regardé depuis.</text:p>
      <text:h text:style-name="P15" text:outline-level="2">Pourquoi ?</text:h>
      <text:p text:style-name="P25"><text:span text:style-name="T21">Parce que ça ne m'intéresse pas</text:span> .</text:p>
      <text:h text:style-name="P4" text:outline-level="2"><text:bookmark-start text:name="__RefHeading___Toc156_2251170917"/><text:soft-page-break/>Sur quel appareil écoutez-vous de la musique ? <text:span text:style-name="T34">(Par ordre de grandeur)</text:span><text:bookmark-end text:name="__RefHeading___Toc156_2251170917"/></text:h>
      <text:p text:style-name="P26"><text:span text:style-name="T21">D'abord l'ordinateur car j'y passe beaucoup de temps, surtout le soir en fait. Puis le téléphone quand je ne suis pas chez moi</text:span> .</text:p>
      <text:h text:style-name="P4" text:outline-level="2"><text:bookmark-start text:name="__RefHeading___Toc158_2251170917"/><text:span text:style-name="T1">L’utilisez-vous pour la v</text:span>isualis<text:span text:style-name="T1">er</text:span>? <text:bookmark-end text:name="__RefHeading___Toc158_2251170917"/></text:h>
      <text:p text:style-name="P21">Non.</text:p>
      <text:h text:style-name="P3" text:outline-level="2"><text:bookmark-start text:name="__RefHeading___Toc160_2251170917"/><text:span text:style-name="T5">O</text:span><text:span text:style-name="T7">ù</text:span><text:span text:style-name="T5"> écoutez-</text:span><text:span text:style-name="T7">vous </text:span><text:span text:style-name="T5">et </text:span><text:span text:style-name="T7">v</text:span><text:span text:style-name="T5">isualisez-vous la musique ?</text:span> <text:bookmark-end text:name="__RefHeading___Toc160_2251170917"/></text:h>
      <text:p text:style-name="P36">Dans les transports en communs principalement ou dans la rue quand je promène la chienne Après, j'en écoute pas mal dans le salon pour m'isoler un peu de toute l'agitation qui y règne.</text:p>
      <text:h text:style-name="P14" text:outline-level="2"><text:bookmark-start text:name="__RefHeading___Toc162_2251170917"/>Lorsque vous regardez <text:span text:style-name="T1">de </text:span>la musique, à quoi pensez-vous ? ( Aide à réfléchir... ) <text:bookmark-end text:name="__RefHeading___Toc162_2251170917"/></text:h>
      <text:p text:style-name="P36">Alors... Ça dépend. Quand je promène la chienne ou que je suis dans les transports en commun, je m'imagine tout un petit monde avec une histoire, etc.. Ou alors je réfléchis à ce que je pourrais écrire. Un thème, etc... Quand je suis dans le salon et que je joue en même temps, la musique a pour but de me détendre et/ou de me motiver Et il y a encore le soir, sous les étoiles, où j'écoute des musiques relaxantes dans le but de m'aider à réfléchir à certaines choses. </text:p>
      <text:h text:style-name="P3" text:outline-level="2"><text:bookmark-start text:name="__RefHeading___Toc164_2251170917"/><text:span text:style-name="T5">Avez-vous des </text:span><text:span text:style-name="T7">recommandations</text:span><text:span text:style-name="T5"> pour une futur application ?</text:span> <text:bookmark-end text:name="__RefHeading___Toc164_2251170917"/></text:h>
      <text:p text:style-name="P36">Un effet de relief ? Pour donner une certaine profondeur et capter l'attention.</text:p>
      <text:h text:style-name="P13" text:outline-level="2">Pensez-vous que j'ai <text:span text:style-name="T18">omis</text:span> un sujet qui vous <text:span text:style-name="T18">parait</text:span> important ?</text:h>
      <text:p text:style-name="P40">Je ne crois pas.</text:p>
      <text:h text:style-name="P13" text:outline-level="2"><text:span text:style-name="T5">Avez-vous des choses à ajouter </text:span><text:span text:style-name="T8">pour finaliser</text:span><text:span text:style-name="T5"> notre entretient ?</text:span> </text:h>
      <text:p text:style-name="P28"><text:span text:style-name="T24">N</text:span><text:span text:style-name="T21">on, j'ai rien à ajouter. </text:span></text:p>
      <text:h text:style-name="P16" text:outline-level="2">Que pensez-vous de ce guide d’entretien ? </text:h>
      <text:p text:style-name="P42">À la fois simple et complet, rien à redire là-dessus.</text:p>
      <text:p text:style-name="P42"/>
      <text:h text:style-name="Heading_20_2" text:outline-level="2"><text:soft-page-break/>Synthèse :</text:h>
      <text:p text:style-name="P33">Florian est une personne qui fait ces études et qui écoutent souvent de la musique chez lui, ou dans les transport en commun. Il a déjà essayer de visualiser la musique, mais il n’aime pas trop, car cela lui déplaît au niveau de la sonorité. Il utilise une application basique qui à déjà été préalablement installer sur son téléphone, pour écouter de la musique <text:span text:style-name="T35">(Google play music). Écouter de la musique, sert à se relaxer, se détendre mais aussi à réfléchir, se motiver .. tous dépend de ce qu’il est en train de faire. Youtube permet d’écouter de la musique et surtout d’y écouté une large variété. La visualisation de la musique ne l’intéresse pas, car il fait souvent quelques choses à coter lorsqu’il l’écoute. Cela dit, il pourrait changer d’application, l’application est innovante et respecte des critères qui lui permet de ranger, choisir la musique comme il l’entend. Il propose aussi de faire un relief afin de capter l’attention et avoir une profondeur aussi sur le logiciel à développ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09-29T18:48:53.574000000</dc:date>
    <meta:editing-duration>PT2H2M15S</meta:editing-duration>
    <meta:editing-cycles>64</meta:editing-cycles>
    <meta:document-statistic meta:table-count="0" meta:image-count="0" meta:object-count="0" meta:page-count="7" meta:paragraph-count="78" meta:word-count="1566" meta:character-count="9173" meta:non-whitespace-character-count="7654"/>
  </office:meta>
</office:document-meta>
</file>